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fo:font-size="17.1000003814697pt" officeooo:rsid="00067ae2" officeooo:paragraph-rsid="00067ae2" style:font-size-asian="15pt" style:font-size-complex="17.1000003814697pt"/>
    </style:style>
    <style:style style:name="P2" style:family="paragraph" style:parent-style-name="Standard">
      <style:paragraph-properties fo:text-align="center" style:justify-single-word="false"/>
      <style:text-properties fo:font-size="17.1000003814697pt" fo:font-weight="bold" officeooo:rsid="00067ae2" officeooo:paragraph-rsid="00067ae2" style:font-size-asian="15pt" style:font-weight-asian="bold" style:font-size-complex="17.1000003814697pt" style:font-weight-complex="bold"/>
    </style:style>
    <style:style style:name="P3" style:family="paragraph" style:parent-style-name="Standard">
      <style:text-properties fo:font-size="10pt" officeooo:rsid="00067ae2" officeooo:paragraph-rsid="00067ae2" style:font-size-asian="10pt" style:font-size-complex="10pt"/>
    </style:style>
    <style:style style:name="P4" style:family="paragraph" style:parent-style-name="Standard">
      <style:text-properties fo:font-size="10pt" fo:font-weight="bold" officeooo:rsid="00067ae2" officeooo:paragraph-rsid="00067ae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5pt" fo:font-weight="bold" officeooo:rsid="00070a2b" officeooo:paragraph-rsid="00070a2b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데이터마이닝입문 중간과제 </text:p>
      <text:p text:style-name="P1"/>
      <text:p text:style-name="P4">과목 : 데이터마이닝입문(ST24969-032)</text:p>
      <text:p text:style-name="P4">학과 : 전기공학과</text:p>
      <text:p text:style-name="P4">학번 : 201724570</text:p>
      <text:p text:style-name="P4">이름 : 정석규 </text:p>
      <text:p text:style-name="P1"/>
      <text:p text:style-name="P3">Note : </text:p>
      <text:p text:style-name="P3">3개의 파일을 아래 번호 순서로 분석하여 가장 최적의 모형을 구축하세요.</text:p>
      <text:p text:style-name="P3"/>
      <text:p text:style-name="P3">1. breast-cancer</text:p>
      <text:p text:style-name="P3">2. Teaching Assistant Evaluation</text:p>
      <text:p text:style-name="P3">3. Tic-Tac-Toe Endgame</text:p>
      <text:p text:style-name="P3"/>
      <text:p text:style-name="P3">각 분석에 사용한 코드, 결과, 해석 순으로 한글 또는 워드로 작성하여 제출해주세요. 제출한 파일명은 학번 이름으로 지정하고, 파일 내부에도 학번과 이름을 적어주세요. </text:p>
      <text:p text:style-name="P3"/>
      <text:p text:style-name="P5">1. breast-cancer</text:p>
      <text:p text:style-name="P5">2. Teaching Assistant Evaluation</text:p>
      <text:p text:style-name="P5">3. Tic-Tac-Toe Endg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21:48:20.926387214</meta:creation-date>
    <dc:date>2022-04-23T21:52:13.827871457</dc:date>
    <meta:editing-duration>PT3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65" meta:character-count="354" meta:non-whitespace-character-count="298"/>
  </office:meta>
</office:document-meta>
</file>